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5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>SOLID PRINCIPLE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5cm" svg:y="0.5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5cm" svg:y="3.685cm" presentation:class="subtitle" presentation:user-transformed="true">
          <draw:text-box>
            <text:p>EHWIGFUW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3T15:18:25.725000000</meta:creation-date>
    <dc:date>2023-11-23T15:21:09.530000000</dc:date>
    <meta:editing-duration>PT2M43S</meta:editing-duration>
    <meta:editing-cycles>3</meta:editing-cycles>
    <meta:generator>LibreOffice/7.2.2.2$Windows_X86_64 LibreOffice_project/02b2acce88a210515b4a5bb2e46cbfb63fe97d56</meta:generator>
    <meta:document-statistic meta:object-count="41"/>
  </office:meta>
</office:document-meta>
</file>